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500000076AECAB4E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ucida Console" svg:font-family="'Lucida Console'" style:font-adornments="Normál" style:font-family-generic="modern" style:font-pitch="fixed"/>
    <style:font-face style:name="Georgia1" svg:font-family="Georgia" style:font-adornments="Félkövér" style:font-family-generic="roman" style:font-pitch="variable"/>
    <style:font-face style:name="Georgia" svg:font-family="Georgia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hu" fo:country="HU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fo:language="hu" fo:country="HU"/>
    </style:style>
    <style:style style:name="P8" style:family="paragraph" style:parent-style-name="Text_20_body" style:master-page-name="">
      <style:paragraph-properties fo:margin-left="7.999cm" fo:margin-right="0cm" fo:text-indent="-7.999cm" style:auto-text-indent="false" style:page-number="auto">
        <style:tab-stops/>
      </style:paragraph-properties>
    </style:style>
    <style:style style:name="P9" style:family="paragraph" style:parent-style-name="Text_20_body">
      <style:paragraph-properties fo:margin-left="7.999cm" fo:margin-right="0cm" fo:text-indent="-7.999cm" style:auto-text-indent="false">
        <style:tab-stops/>
      </style:paragraph-properties>
    </style:style>
    <style:style style:name="P10" style:family="paragraph" style:parent-style-name="Tulajdonság">
      <style:paragraph-properties fo:background-color="#e6e6ff">
        <style:background-image/>
      </style:paragraph-properties>
    </style:style>
    <style:style style:name="P11" style:family="paragraph" style:parent-style-name="Standard" style:list-style-name="L1"/>
    <style:style style:name="P12" style:family="paragraph" style:parent-style-name="Heading_20_3" style:master-page-name="">
      <style:paragraph-properties style:page-number="auto" fo:break-before="page"/>
    </style:style>
    <style:style style:name="P13" style:family="paragraph" style:parent-style-name="Heading_20_1" style:master-page-name="">
      <style:paragraph-properties fo:margin-top="0.499cm" fo:margin-bottom="0.499cm" style:page-number="auto" fo:break-before="auto" fo:break-after="auto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hu" fo:country="H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101cm" fo:margin-right="0cm" style:run-through="foreground" style:wrap="dynamic" style:number-wrapped-paragraphs="no-limit" style:wrap-contour="false" style:vertical-pos="top" style:vertical-rel="paragraph-content" style:horizontal-pos="righ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fill="solid" draw:fill-color="#808080" draw:textarea-vertical-align="middle" draw:auto-grow-height="false" fo:min-height="1.321cm" fo:min-width="0.88cm" style:run-through="foreground"/>
    </style:style>
    <style:style style:name="gr7" style:family="graphic">
      <style:graphic-properties fo:margin-left="0.101cm" fo:margin-right="0cm" style:run-through="foreground" style:wrap="dynamic" style:number-wrapped-paragraphs="no-limit" style:wrap-contour="false" style:vertical-pos="top" style:vertical-rel="paragraph-conten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2"><text:a xlink:type="simple" xlink:href="#__RefHeading__1437_466015409" text:style-name="Internet_20_link" text:visited-style-name="Internet_20_link">Hírolvasó<text:tab/>1</text:a></text:p>
          <text:p text:style-name="P3"><text:a xlink:type="simple" xlink:href="#__RefHeading__1439_466015409" text:style-name="Internet_20_link" text:visited-style-name="Internet_20_link">A hírolvasó feladatai<text:tab/>1</text:a></text:p>
          <text:p text:style-name="P3"><text:a xlink:type="simple" xlink:href="#__RefHeading__1441_466015409" text:style-name="Internet_20_link" text:visited-style-name="Internet_20_link">A hírolvasó adatbázis táblái<text:tab/>1</text:a></text:p>
          <text:p text:style-name="P4"><text:a xlink:type="simple" xlink:href="#__RefHeading__1443_466015409" text:style-name="Internet_20_link" text:visited-style-name="Internet_20_link">A folyamok táblája (rss_feed)<text:tab/>1</text:a></text:p>
          <text:p text:style-name="P3"><text:a xlink:type="simple" xlink:href="#__RefHeading__1557_466015409" text:style-name="Internet_20_link" text:visited-style-name="Internet_20_link">Inicializálás (init.inc.php)<text:tab/>2</text:a></text:p>
          <text:p text:style-name="P3"><text:a xlink:type="simple" xlink:href="#__RefHeading__1445_466015409" text:style-name="Internet_20_link" text:visited-style-name="Internet_20_link">Az RssFeeds osztály<text:tab/>2</text:a></text:p>
          <text:p text:style-name="P4"><text:a xlink:type="simple" xlink:href="#__RefHeading__1447_466015409" text:style-name="Internet_20_link" text:visited-style-name="Internet_20_link">RssFeeds::after_core_set_content()<text:tab/>2</text:a></text:p>
          <text:p text:style-name="P4"><text:a xlink:type="simple" xlink:href="#__RefHeading__1449_466015409" text:style-name="Internet_20_link" text:visited-style-name="Internet_20_link">RssFeeds::modul_rss_feed()<text:tab/>2</text:a></text:p>
          <text:p text:style-name="P4"><text:a xlink:type="simple" xlink:href="#__RefHeading__1451_466015409" text:style-name="Internet_20_link" text:visited-style-name="Internet_20_link">RssFeeds::modul_rss_feeds()<text:tab/>2</text:a></text:p>
          <text:p text:style-name="P3"><text:a xlink:type="simple" xlink:href="#__RefHeading__1453_466015409" text:style-name="Internet_20_link" text:visited-style-name="Internet_20_link">Az RssFeed osztály<text:tab/>2</text:a></text:p>
          <text:p text:style-name="P4"><text:a xlink:type="simple" xlink:href="#__RefHeading__1455_466015409" text:style-name="Internet_20_link" text:visited-style-name="Internet_20_link">Tulajdonságok<text:tab/>2</text:a></text:p>
          <text:p text:style-name="P4"><text:a xlink:type="simple" xlink:href="#__RefHeading__1457_466015409" text:style-name="Internet_20_link" text:visited-style-name="Internet_20_link">konstruktor($id)<text:tab/>3</text:a></text:p>
          <text:p text:style-name="P4"><text:a xlink:type="simple" xlink:href="#__RefHeading__1459_466015409" text:style-name="Internet_20_link" text:visited-style-name="Internet_20_link">init()<text:tab/>3</text:a></text:p>
          <text:p text:style-name="P3"><text:a xlink:type="simple" xlink:href="#__RefHeading__1461_466015409" text:style-name="Internet_20_link" text:visited-style-name="Internet_20_link">A hírolvasó moduljai<text:tab/>3</text:a></text:p>
          <text:p text:style-name="P4"><text:a xlink:type="simple" xlink:href="#__RefHeading__1463_466015409" text:style-name="Internet_20_link" text:visited-style-name="Internet_20_link">modul:rss_feed<text:tab/>3</text:a></text:p>
          <text:p text:style-name="P4"><text:a xlink:type="simple" xlink:href="#__RefHeading__1465_466015409" text:style-name="Internet_20_link" text:visited-style-name="Internet_20_link">modul:rss_feeds<text:tab/>3</text:a></text:p>
          <text:p text:style-name="P3"><text:a xlink:type="simple" xlink:href="#__RefHeading__1467_466015409" text:style-name="Internet_20_link" text:visited-style-name="Internet_20_link">jQuery kiegészítés – jquery.rss.js<text:tab/>4</text:a></text:p>
          <text:p text:style-name="P4"><text:a xlink:type="simple" xlink:href="#__RefHeading__1469_466015409" text:style-name="Internet_20_link" text:visited-style-name="Internet_20_link">jQuery(selector).ptiLoadRssFeed(id)<text:tab/>4</text:a></text:p>
          <text:p text:style-name="P4"><text:a xlink:type="simple" xlink:href="#__RefHeading__1471_466015409" text:style-name="Internet_20_link" text:visited-style-name="Internet_20_link">jQuery(selector).ptiLoadRssFeeds()<text:tab/>4</text:a></text:p>
          <text:p text:style-name="P3"><text:a xlink:type="simple" xlink:href="#__RefHeading__1718_466015409" text:style-name="Internet_20_link" text:visited-style-name="Internet_20_link">A hírolvasó állományai<text:tab/>4</text:a></text:p>
        </text:index-body>
      </text:table-of-content>
      <text:h text:style-name="P13" text:outline-level="1"><text:bookmark text:name="__RefHeading__1437_466015409"/>Hírolvasó<text:bookmark-end text:name="__RefHeading__1437_466015409"/></text:h>
      <text:p text:style-name="P5"><text:span text:style-name="T1">Függőség</text:span>: core, cms</text:p>
      <text:p text:style-name="P5">A hírolvasó lehetővé teszi külső forrásból eredő <text:a xlink:type="simple" xlink:href="http://hu.wikipedia.org/wiki/RSS">RSS folyamok</text:a> feldolgozását és megjelenítését. Mivel az RSS többféle szabványt jelent, ezért kezelnie kell az általánosan elterjedt szabványokat:</text:p>
      <text:list xml:id="list34213097" text:style-name="L1">
        <text:list-item>
          <text:p text:style-name="P11"><text:a xlink:type="simple" xlink:href="http://hu.wikipedia.org/wiki/RDF_Site_Summary">RDF Site Simmary</text:a><text:span text:style-name="T2"> (RSS 0.9 és 1.0)</text:span></text:p>
        </text:list-item>
        <text:list-item>
          <text:p text:style-name="P11"><text:a xlink:type="simple" xlink:href="http://hu.wikipedia.org/wiki/Really_Simple_Syndication">Really Simple Syndication</text:a><text:span text:style-name="T2"> (RSS 2)</text:span></text:p>
        </text:list-item>
      </text:list>
      <text:p text:style-name="P5">Mivel mindkét formátum szabványos XML, így ez könnyedén megoldható.</text:p>
      <text:p text:style-name="P7">Mivel a külső források megjelenítése a kapcsolat sebességétől függően eltérő lehet, ezért a moduloknak gyakorlatilag csak AJAX hívással kerülnek beolvasásra.</text:p>
      <text:h text:style-name="Heading_20_2" text:outline-level="2"><text:bookmark text:name="__RefHeading__1439_466015409"/>A hírolvasó feladatai<text:bookmark-end text:name="__RefHeading__1439_466015409"/></text:h>
      <text:list xml:id="list34207791" text:style-name="L2">
        <text:list-item>
          <text:p text:style-name="P14">A hírfolyamok megjelenítése (<text:a xlink:type="simple" xlink:href="#1.6.1.modul:rss_feed|outline"><text:span text:style-name="T3">modul:rss_feed</text:span></text:a>)</text:p>
        </text:list-item>
        <text:list-item>
          <text:p text:style-name="P14">A hírfolyamok egymás alatti megjelenítése (<text:a xlink:type="simple" xlink:href="#1.6.2.modul:rss_feeds|outline"><text:span text:style-name="T3">modul:rss:feeds</text:span></text:a>)</text:p>
        </text:list-item>
        <text:list-item>
          <text:p text:style-name="P14">CMS: A hírfolyamok kezelése: folyamok szerkesztése, törlése, új hírfolyam felvétele.</text:p>
        </text:list-item>
      </text:list>
      <text:h text:style-name="Heading_20_2" text:outline-level="2"><text:bookmark text:name="__RefHeading__1441_466015409"/>A hírolvasó adatbázis táblái<text:bookmark-end text:name="__RefHeading__1441_466015409"/></text:h>
      <text:h text:style-name="Heading_20_3" text:outline-level="3"><text:bookmark text:name="__RefHeading__1443_466015409"/>A folyamok táblája (rss_feed)<text:bookmark-end text:name="__RefHeading__1443_466015409"/></text:h>
      <text:p text:style-name="P10"><text:span text:style-name="T3">id</text:span><text:tab/>(szám)<text:tab/>A rekord azonosító kulcsa.</text:p>
      <text:p text:style-name="P10"><text:span text:style-name="T3">title</text:span><text:tab/>(szöveg)<text:tab/>A hírfolyam címe.</text:p>
      <text:p text:style-name="P10"><text:span text:style-name="T3">soruce</text:span><text:tab/>(szöveg)<text:tab/>A hírfolyam forrásának teljes URL-je.</text:p>
      <text:p text:style-name="P10"><text:span text:style-name="T3">item_nums</text:span><text:tab/>(szám)<text:tab/>A hírfolyamból megjelenítendő hírek száma.</text:p>
      <text:p text:style-name="P10"><text:span text:style-name="T3">option_enabled</text:span><text:tab/>(logikai)<text:tab/>Értéke IGAZ ha a hírfolyamot tartalmazza a <text:a xlink:type="simple" xlink:href="#1.6.2.modul:rss_feeds|outline"><text:span text:style-name="T3">modul:rss_feeds</text:span></text:a> modul.</text:p>
      <text:p text:style-name="P10"><text:span text:style-name="T3">bearing</text:span><text:tab/>(szám)<text:tab/>Ha a hírfolyamot tartalmazza a <text:a xlink:type="simple" xlink:href="#1.6.2.modul:rss_feeds|outline"><text:span text:style-name="T3">modul:rss_feeds</text:span></text:a> modul, akkor az abban levő hírfolyamok sorrendjét ez a mező határozza meg.</text:p>
      <text:p text:style-name="P10"><text:span text:style-name="T3">date_create</text:span><text:tab/>(dátum)<text:tab/>A rekord létrehozásának időpontja.</text:p>
      <text:p text:style-name="P10"><text:span text:style-name="T3">date_modify</text:span><text:tab/>(dátum)<text:tab/>A rekord utolsó módosításának időpontja.</text:p>
      <text:p text:style-name="P10"><text:span text:style-name="T3">user_create_id</text:span><text:tab/>(szám)<text:tab/>A rekordot létrehozó felhasználó azonosító kulcsa.</text:p>
      <text:p text:style-name="P10"><text:span text:style-name="T3">user_modify_id</text:span><text:tab/>(szám)<text:tab/>A rekordot utoljára módosító felhasználó azonosító kulcsa.</text:p>
      <text:h text:style-name="Heading_20_2" text:outline-level="2"><text:bookmark text:name="__RefHeading__1557_466015409"/><text:soft-page-break/>Inicializálás (init.inc.php)<text:bookmark-end text:name="__RefHeading__1557_466015409"/></text:h>
      <text:list xml:id="list34183439" text:style-name="L3">
        <text:list-item>
          <text:p text:style-name="P15">A modulok használatához betölti a <text:span text:style-name="T1">jquery.rssf.js</text:span> JavaScriptet.</text:p>
        </text:list-item>
        <text:list-item>
          <text:p text:style-name="P15">A modulok megjelenítéséhez megadja a CSS állományt.</text:p>
        </text:list-item>
        <text:list-item>
          <text:p text:style-name="P15">A modulok feldolgozásához beilleszti a <text:a xlink:type="simple" xlink:href="#1.4.3.RssFeeds::modul_ress_feeds()|outline"><text:span text:style-name="T3">RssFeeds::modul_rss_feeds()</text:span></text:a> és <text:a xlink:type="simple" xlink:href="#1.4.2.RssFeeds::modul_rss_feed()|outline"><text:span text:style-name="T3">RssFeeds::modul_rss_feed()</text:span></text:a> funkciókat.</text:p>
        </text:list-item>
        <text:list-item>
          <text:p text:style-name="P15">Az utófuttatási funkciókhoz beállítja a <text:a xlink:type="simple" xlink:href="#1.4.1.RssFeeds::after_core_set_content()|outline"><text:span text:style-name="T3">RssFeeds::after_core_set_content()</text:span></text:a> funkciót.</text:p>
        </text:list-item>
        <text:list-item>
          <text:p text:style-name="P15">Amennyiben a CMS bővítmény aktív, úgy az adatbázis kezeléséhez inicializálja a menüt, listát és szerkesztőt és jogokat (<text:span text:style-name="T3">access, new, edit, delete</text:span>). A hírfolyamok kezelését a „Kiegészítők” (ADDONS) főmenü alá beillesztett „Hírfolyamok” (RSS_FEEDS) menüpontra állítja be.</text:p>
        </text:list-item>
      </text:list>
      <text:h text:style-name="Heading_20_2" text:outline-level="2"><text:bookmark text:name="__RefHeading__1445_466015409"/>Az RssFeeds osztály<text:bookmark-end text:name="__RefHeading__1445_466015409"/></text:h>
      <text:p text:style-name="Text_20_body">Az <text:span text:style-name="T3">RssReeds</text:span> osztály tartalmazza a bővítmény működését lehetővé tevő funkciókat. Fontos, hogy nem keverendő össze a <text:a xlink:type="simple" xlink:href="#1.6.2.modul:rss_feeds|outline"><text:span text:style-name="T3">modul:rss_feeds</text:span></text:a><text:span text:style-name="T3"> </text:span>objektumával! Utóbbi ugyanis egy egyszerű <text:span text:style-name="T3">Core</text:span> objektum.</text:p>
      <text:h text:style-name="Heading_20_3" text:outline-level="3"><text:bookmark text:name="__RefHeading__1447_466015409"/>RssFeeds::after_core_set_content()<text:bookmark-end text:name="__RefHeading__1447_466015409"/></text:h>
      <text:p text:style-name="Text_20_body">Ez az eljárás gondoskodik a hírfolyamok moduljainak beillesztéséről.</text:p>
      <text:h text:style-name="Heading_20_3" text:outline-level="3"><text:bookmark text:name="__RefHeading__1449_466015409"/>RssFeeds::modul_rss_feed()<text:bookmark-end text:name="__RefHeading__1449_466015409"/></text:h>
      <text:p text:style-name="Text_20_body">A kapott azonosító kulcs alapján elkészíti a <text:a xlink:type="simple" xlink:href="#1.6.1.modul:rss_feed|outline"><text:span text:style-name="T3">modul:rss_feed</text:span></text:a><text:span text:style-name="T3"> </text:span>objektumát.</text:p>
      <text:h text:style-name="Heading_20_3" text:outline-level="3"><text:bookmark text:name="__RefHeading__1451_466015409"/>RssFeeds::modul_rss_feeds()<text:bookmark-end text:name="__RefHeading__1451_466015409"/></text:h>
      <text:p text:style-name="Text_20_body">Elkészíti a <text:a xlink:type="simple" xlink:href="#1.6.2.modul:rss_feeds|outline"><text:span text:style-name="T3">modul:rss_feeds</text:span></text:a><text:span text:style-name="T3"> </text:span>objektumát.</text:p>
      <text:h text:style-name="Heading_20_2" text:outline-level="2"><text:bookmark text:name="__RefHeading__1453_466015409"/>Az RssFeed osztály<text:bookmark-end text:name="__RefHeading__1453_466015409"/></text:h>
      <text:p text:style-name="Text_20_body"><text:span text:style-name="T1">Állomány</text:span>: rssfeed.class.php</text:p>
      <text:p text:style-name="Text_20_body">Ez az osztály jelképez egyetlen hírfolyamot annak híreivel együtt. A hírfolyam tulajdonságai részben az adatbázisból származnak, részben pedig az <text:a xlink:type="simple" xlink:href="#1.5.3.init()|outline"><text:span text:style-name="T3">init()</text:span></text:a> funkció állítja be azokat a beolvasott hírfolyamból.</text:p>
      <text:h text:style-name="Heading_20_3" text:outline-level="3"><text:bookmark text:name="__RefHeading__1455_466015409"/>Tulajdonságok<text:bookmark-end text:name="__RefHeading__1455_466015409"/></text:h>
      <text:p text:style-name="Tulajdonság"><text:span text:style-name="T3">id</text:span><text:tab/>(id)<text:tab/>A hírfolyam azonosító kulcsa.</text:p>
      <text:p text:style-name="Tulajdonság"><text:span text:style-name="T3">title</text:span><text:tab/>(szöveg)<text:tab/>Az adatbázisban meghatározott megnevezés.</text:p>
      <text:p text:style-name="Tulajdonság"><text:span text:style-name="T3">source</text:span><text:tab/>(szöveg)<text:tab/>A hírfolyam forrásának teljes URL-je.</text:p>
      <text:p text:style-name="Tulajdonság"><text:span text:style-name="T3">item_nums</text:span><text:tab/>(szám)<text:tab/>A hírfolyamból megjelenítendő hírek száma.</text:p>
      <text:p text:style-name="Tulajdonság"><text:span text:style-name="T3">option_enabled</text:span><text:tab/>(logikai)<text:tab/>Értéke IGAZ ha a hírfolyamot tartalmazza a <text:a xlink:type="simple" xlink:href="#1.6.2.modul:rss_feeds|outline"><text:span text:style-name="T3">modul:rss_feeds</text:span></text:a> modul.</text:p>
      <text:p text:style-name="Tulajdonság"><text:span text:style-name="T3">bearing</text:span><text:tab/>(szám)<text:tab/>Ha a hírfolyamot tartalmazza a <text:a xlink:type="simple" xlink:href="#1.6.2.modul:rss_feeds|outline"><text:span text:style-name="T3">modul:rss_feeds</text:span></text:a> modul, akkor az abban levő hírfolyamok sorrendjét ez a mező határozza meg.</text:p>
      <text:p text:style-name="Tulajdonság"><text:span text:style-name="T3">original_title</text:span><text:span text:style-name="T3"><text:note text:id="ftn1" text:note-class="footnote"><text:note-citation>1</text:note-citation><text:note-body><text:p text:style-name="Footnote">Az <text:span text:style-name="T3">original_title, description, link </text:span>tulajdonságokat az <text:span text:style-name="T3">init() </text:span>eljárás állítja be, a többit a <text:span text:style-name="T3">konstruktor.</text:span></text:p></text:note-body></text:note></text:span><text:tab/>(szöveg)<text:tab/>Az RSS forrásában megjelölt megnevezés.</text:p>
      <text:p text:style-name="Tulajdonság"><text:span text:style-name="T3">description</text:span><text:tab/>(szöveg)<text:tab/>Az RSS forrásban megadott leírás.</text:p>
      <text:p text:style-name="Tulajdonság"><text:soft-page-break/><text:span text:style-name="T3">link</text:span><text:tab/>(szöveg)<text:tab/>Az RSS forrásban megadott hivatkozás, rendszerint a forrásként megjelölt honlap hivatkozása (nem azonos a forrás URL-jével).</text:p>
      <text:p text:style-name="Tulajdonság"><text:span text:style-name="T3">items</text:span><text:tab/>(tömb)<text:tab/>A hírek tömbje.</text:p>
      <text:h text:style-name="Heading_20_3" text:outline-level="3"><text:bookmark text:name="__RefHeading__1457_466015409"/>konstruktor($id)<text:bookmark-end text:name="__RefHeading__1457_466015409"/></text:h>
      <text:p text:style-name="Text_20_body">A megadott azonosító kulcsú hírfolyam rekordját beolvassa az adatbázisból, és inicializálja a híreket az <text:span text:style-name="T3">init()</text:span> funkcióval.</text:p>
      <text:h text:style-name="Heading_20_3" text:outline-level="3"><text:bookmark text:name="__RefHeading__1459_466015409"/>init()<text:bookmark-end text:name="__RefHeading__1459_466015409"/></text:h>
      <text:p text:style-name="Text_20_body">Az eljárás az adatbázisban tárolt adatok alapján megkísérli betölteni a hírforrást, és az abból származó tulajdonságokat beállítani (<text:span text:style-name="T3">original_title, description, link</text:span>). Ha ez sikerült, akkor <text:span text:style-name="T3">Core</text:span> objektumokba olvassa a megadott számú hírt, feldolgozva a hírfolyamot az abban megjelölt szabvány szerint. Ez után betölti a hírfolyam sablonját. Az egyes elemek tulajdonságait az alábbiak szerint állítja be:</text:p>
      <text:p text:style-name="Tulajdonság"><text:span text:style-name="T3">title</text:span><text:tab/>(szöveg)<text:tab/>A hír megnevezés, címsora.</text:p>
      <text:p text:style-name="Tulajdonság"><text:span text:style-name="T3">description</text:span><text:tab/>(szöveg)<text:tab/>A hír leírása.</text:p>
      <text:p text:style-name="Tulajdonság"><text:span text:style-name="T3">link</text:span><text:tab/>(szöveg)<text:tab/>A hír részleteire mutató URL.</text:p>
      <text:p text:style-name="Tulajdonság"><text:span text:style-name="T3">author</text:span><text:tab/>(szöveg)<text:tab/>A hír szerzője.</text:p>
      <text:p text:style-name="Tulajdonság"><text:span text:style-name="T3">publish</text:span> _date<text:tab/>(szöveg)<text:tab/>A hír publikálási dátuma (megjeleníthető formában).</text:p>
      <text:p text:style-name="Text_20_body">Ha a beolvasás sikertelen, akkor a hírfolyamnak nem kerül betöltésre a sablonja, így az nem jelenik meg.</text:p>
      <text:h text:style-name="Heading_20_2" text:outline-level="2"><text:bookmark text:name="__RefHeading__1461_466015409"/>A hírolvasó moduljai<text:bookmark-end text:name="__RefHeading__1461_466015409"/></text:h>
      <text:h text:style-name="Heading_20_3" text:outline-level="3"><text:bookmark text:name="__RefHeading__1463_466015409"/>modul:rss_feed<text:bookmark-end text:name="__RefHeading__1463_466015409"/></text:h>
      <text:p text:style-name="Text_20_body"><draw:g text:anchor-type="paragraph" draw:z-index="0" draw:style-name="gr1"><draw:g draw:style-name="gr2"><draw:rect draw:style-name="gr3" draw:text-style-name="P16" svg:width="6.002cm" svg:height="4.001cm" svg:x="10.998cm" svg:y="0cm"><text:p text:style-name="P16"/><text:p text:style-name="P16"/><text:p text:style-name="P16"/><text:p text:style-name="P16">...</text:p></draw:rect><draw:rect draw:style-name="gr4" draw:text-style-name="P17" svg:width="5.686cm" svg:height="0.639cm" svg:x="11.166cm" svg:y="0.222cm"><text:p text:style-name="P16"><text:span text:style-name="T4">title</text:span></text:p></draw:rect><draw:rect draw:style-name="gr4" draw:text-style-name="P17" svg:width="5.686cm" svg:height="0.639cm" svg:x="11.166cm" svg:y="1.817cm"><text:p text:style-name="P16"><text:span text:style-name="T4">item</text:span></text:p></draw:rect><draw:rect draw:style-name="gr4" draw:text-style-name="P17" svg:width="5.686cm" svg:height="0.639cm" svg:x="11.166cm" svg:y="1.011cm"><text:p text:style-name="P16"><text:span text:style-name="T4">item</text:span></text:p></draw:rect><draw:rect draw:style-name="gr4" draw:text-style-name="P17" svg:width="5.686cm" svg:height="0.639cm" svg:x="11.166cm" svg:y="3.187cm"><text:p text:style-name="P16"><text:span text:style-name="T4">item</text:span></text:p></draw:rect></draw:g><draw:g draw:style-name="gr2"><draw:rect draw:style-name="gr5" draw:text-style-name="P16" svg:width="4.001cm" svg:height="3.001cm" svg:x="12.988cm" svg:y="4.337cm"><text:p/></draw:rect><draw:rect draw:style-name="gr4" draw:text-style-name="P17" svg:width="3.716cm" svg:height="0.472cm" svg:x="13.116cm" svg:y="4.514cm"><text:p text:style-name="P16"><text:span text:style-name="T4">title</text:span></text:p></draw:rect><draw:rect draw:style-name="gr4" draw:text-style-name="P18" svg:width="3.716cm" svg:height="0.472cm" svg:x="13.116cm" svg:y="6.673cm"><text:p text:style-name="P16"><text:span text:style-name="T5">link</text:span></text:p></draw:rect><draw:rect draw:style-name="gr4" draw:text-style-name="P17" svg:width="3.716cm" svg:height="0.865cm" svg:x="13.116cm" svg:y="5.697cm"><text:p text:style-name="P16"><text:span text:style-name="T4">description</text:span></text:p></draw:rect><draw:rect draw:style-name="gr4" draw:text-style-name="P17" svg:width="2.121cm" svg:height="0.472cm" svg:x="13.116cm" svg:y="5.115cm"><text:p text:style-name="P16"><text:span text:style-name="T4">publish_date</text:span></text:p></draw:rect><draw:rect draw:style-name="gr4" draw:text-style-name="P17" svg:width="1.463cm" svg:height="0.472cm" svg:x="15.369cm" svg:y="5.115cm"><text:p text:style-name="P16"><text:span text:style-name="T4">author</text:span></text:p></draw:rect></draw:g><draw:custom-shape draw:style-name="gr6" draw:text-style-name="P16" svg:width="1.389cm" svg:height="1.458cm" svg:x="11.728cm" svg:y="3.826cm"><text:p/><draw:enhanced-geometry svg:viewBox="0 0 841 854" draw:mirror-horizontal="false" draw:mirror-vertical="false" draw:type="non-primitive" draw:enhanced-path="M 517 247 L 517 415 264 415 264 0 0 0 0 680 517 680 517 854 841 547 517 247 Z N"/></draw:custom-shape></draw:g><text:span text:style-name="T1">Állományok:</text:span> rss_feed.html és rss_feed_item.html</text:p>
      <text:p text:style-name="P6"><text:span text:style-name="T1">A modul beillesztését végző funkció</text:span>: <text:a xlink:type="simple" xlink:href="#1.4.2.RssFeeds::modul_rss_feed()|outline"><text:span text:style-name="T3">RssFeeds::modul_rss_feed()</text:span></text:a></text:p>
      <text:p text:style-name="P6"><text:span text:style-name="T1">A befogadó modul tulajdonságai</text:span>: <text:span text:style-name="T3">title, description, link, items</text:span></text:p>
      <text:p text:style-name="P6"><text:span text:style-name="T1">Az emelek tulajdonságai</text:span>: <text:span text:style-name="T3">title, description, link, author, publish_date</text:span></text:p>
      <text:p text:style-name="Text_20_body">Ez a modul adja vissza egy kiválasztott hírfolyam (a munkamenet <text:span text:style-name="T3">id</text:span> változója alapján) megadott számú hírét. Azaz az adatbázis alapján inicializálja az objektumot, és megformázza azt. A híreknek a könnyebb áttekinthetőség miatt csak a címsoruk jelenik meg, a részletek (dátum, szerző, leírás, hivatkozás) arra kattintva jelenik meg <text:span text:style-name="T1">jQuery</text:span> segítségével.</text:p>
      <text:h text:style-name="P12" text:outline-level="3"><text:bookmark text:name="__RefHeading__1465_466015409"/>modul:rss_feeds<text:bookmark-end text:name="__RefHeading__1465_466015409"/></text:h>
      <text:p text:style-name="P6"><draw:g text:anchor-type="paragraph" draw:z-index="1" draw:style-name="gr7"><draw:rect draw:style-name="gr3" draw:text-style-name="P16" svg:width="6.002cm" svg:height="4.001cm" svg:x="11cm" svg:y="0cm"><text:p text:style-name="P16"/><text:p text:style-name="P16"/><text:p text:style-name="P16"/><text:p text:style-name="P16">...</text:p></draw:rect><draw:rect draw:style-name="gr4" draw:text-style-name="P17" svg:width="5.686cm" svg:height="0.639cm" svg:x="11.168cm" svg:y="1.817cm"><text:p text:style-name="P16"><text:span text:style-name="T4">modul:rss_feed</text:span></text:p></draw:rect><draw:rect draw:style-name="gr4" draw:text-style-name="P17" svg:width="5.686cm" svg:height="0.639cm" svg:x="11.168cm" svg:y="1.011cm"><text:p text:style-name="P16"><text:span text:style-name="T4">modul:rss_feed</text:span></text:p></draw:rect><draw:rect draw:style-name="gr4" draw:text-style-name="P17" svg:width="5.686cm" svg:height="0.639cm" svg:x="11.168cm" svg:y="3.187cm"><text:p text:style-name="P16"><text:span text:style-name="T4">modul:rss_feed</text:span></text:p></draw:rect><draw:rect draw:style-name="gr4" draw:text-style-name="P17" svg:width="5.686cm" svg:height="0.639cm" svg:x="11.168cm" svg:y="0.192cm"><text:p text:style-name="P16"><text:span text:style-name="T4">modul:rss_feed</text:span></text:p></draw:rect></draw:g><text:span text:style-name="T1">Állományok:</text:span> rss_feeds.html és rss_feed.html/rss_feed_item.html</text:p>
      <text:p text:style-name="P6"><text:span text:style-name="T1">A modul beillesztését végző funkció</text:span>: <text:a xlink:type="simple" xlink:href="#1.4.3.RssFeeds::modul_ress_feeds()|outline"><text:span text:style-name="T3">RssFeeds::modul_rss_feeds()</text:span></text:a></text:p>
      <text:p text:style-name="P6"><text:span text:style-name="T1">A befogadó modul tulajdonságai:</text:span> <text:span text:style-name="T3">items</text:span></text:p>
      <text:p text:style-name="P6"><text:span text:style-name="T1">Az emelek tulajdonságai: </text:span>lásd a <text:a xlink:type="simple" xlink:href="#1.6.1.modul:rss_feed|outline"><text:span text:style-name="T3">modul:rss_feed</text:span></text:a><text:span text:style-name="T3"> </text:span>modulnál.</text:p>
      <text:p text:style-name="Text_20_body">Ez a modul valójában nem más, mint több hírfolyam egyben. Az inicializált <text:span text:style-name="T3">Core</text:span> objektumnak egyetlen tulajdonsága lesz, az elemei: az adatbázis táblában megjelölt hírfolyamokat a megadott sorrendben olvassa be az elemei közé.</text:p>
      <text:h text:style-name="Heading_20_2" text:outline-level="2"><text:bookmark text:name="__RefHeading__1467_466015409"/>jQuery kiegészítés – jquery.rssf.js<text:bookmark-end text:name="__RefHeading__1467_466015409"/></text:h>
      <text:p text:style-name="Text_20_body">Mivel az egyes bővítmények adott futási időre kikapcsolhatóak, ezért mindig körültekintően kell meghívni azokat. Javasolt a meghívásokat az alábbi formában megtenni:</text:p>
      <text:p text:style-name="Kód">if ($.ptiLoadRssFeeds) $('#feeds').ptiLoadRssFeeds();</text:p>
      <text:h text:style-name="Heading_20_3" text:outline-level="3"><text:bookmark text:name="__RefHeading__1469_466015409"/>jQuery(selector).ptiLoadRssFeed(id)<text:bookmark-end text:name="__RefHeading__1469_466015409"/></text:h>
      <text:p text:style-name="Text_20_body">A <text:span text:style-name="T3">selector</text:span> által megadott DOM objektumba betölti a megadott azonosítójú hírfolyamot<text:span text:style-name="T2"> AJAX segítségével</text:span>. A feldolgozás ideje alatt várakoztató animációt jelenik meg.</text:p>
      <text:h text:style-name="Heading_20_3" text:outline-level="3"><text:bookmark text:name="__RefHeading__1471_466015409"/>jQuery(selector).ptiLoadRssFeeds()<text:bookmark-end text:name="__RefHeading__1471_466015409"/></text:h>
      <text:p text:style-name="Text_20_body">A <text:span text:style-name="T3">selector</text:span> által megadott DOM objektumba betölti a hírfolyamokat<text:span text:style-name="T2"> AJAX segítségével</text:span>. A feldolgozás ideje alatt várakoztató animációt jelenik meg.</text:p>
      <text:h text:style-name="Heading_20_2" text:outline-level="2"><text:bookmark text:name="__RefHeading__1718_466015409"/>A hírolvasó állományai<text:bookmark-end text:name="__RefHeading__1718_466015409"/></text:h>
      <text:p text:style-name="P8"><text:span text:style-name="T1">/plugins/rss_feeds/readme.txt</text:span><text:tab/>A kötelező <text:span text:style-name="T1">readme.txt</text:span> a bővítmény kezeléséhez.</text:p>
      <text:p text:style-name="P9"><text:span text:style-name="T1">/plugins/rss_feeds/init.inc.php</text:span><text:tab/>Az inicializálásához kötelező állomány.</text:p>
      <text:p text:style-name="P9"><text:span text:style-name="T1">/plugins/rss_feeds/install.sql.php</text:span><text:tab/>Az adatbázis táblák létrehozásához szükséges SQL parancsok.</text:p>
      <text:p text:style-name="P9"><text:span text:style-name="T1">/plugins/rss_feeds/rssfeed.class.php</text:span><text:tab/>Az <text:span text:style-name="T3">RssFeed</text:span> osztály.</text:p>
      <text:p text:style-name="P9"><text:span text:style-name="T1">/plugins/rss_feeds/rssfeeds.class.php</text:span><text:tab/>Az <text:span text:style-name="T3">RssFeeds</text:span> osztály.</text:p>
      <text:p text:style-name="P9"><text:span text:style-name="T1">/plugins/rss_feeds/js/jquery.rssf.js</text:span><text:tab/>A hírolvasó <text:span text:style-name="T1">jQuery</text:span> kiegészítése.</text:p>
      <text:p text:style-name="P9"><text:span text:style-name="T1">/templates/default/rss_feeds.html</text:span><text:tab/>A <text:span text:style-name="T3">modul:rss_feeds</text:span> sablonja.</text:p>
      <text:p text:style-name="P9"><text:span text:style-name="T1">/templates/default/rss_feed.html</text:span><text:tab/>A <text:span text:style-name="T3">modul:rss_feed</text:span> sablonja.</text:p>
      <text:p text:style-name="P9"><text:span text:style-name="T1">/templates/default/rss_feed_item.html</text:span><text:tab/>A <text:span text:style-name="T3">modul:rss_feed</text:span> sablonja.</text:p>
      <text:p text:style-name="P9"><text:span text:style-name="T1">/templates/default/rss_feed.css</text:span><text:tab/>A hírolvasó formázását beállító CSS.</text:p>
      <text:p text:style-name="P9"><text:span text:style-name="T1">/templates/default/images/rss_wait.gif</text:span><text:tab/>A várakozó animáció ké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ucida Console" svg:font-family="'Lucida Console'" style:font-adornments="Normál" style:font-family-generic="modern" style:font-pitch="fixed"/>
    <style:font-face style:name="Georgia1" svg:font-family="Georgia" style:font-adornments="Félkövér" style:font-family-generic="roman" style:font-pitch="variable"/>
    <style:font-face style:name="Georgia" svg:font-family="Georgia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5cm" fo:text-align="justify" style:justify-single-word="false" fo:orphans="2" fo:widows="2" fo:hyphenation-ladder-count="no-limit" style:page-number="auto" style:shadow="none"/>
      <style:text-properties style:font-name="Georgia" fo:font-size="11pt" fo:language="hu" fo:country="HU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margin-top="0cm" fo:margin-bottom="0cm" fo:text-align="start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page-number="auto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99cm" fo:keep-together="always" fo:text-indent="0cm" style:auto-text-indent="false" style:page-number="auto" fo:break-before="page" fo:padding="0cm" fo:border-left="none" fo:border-right="none" fo:border-top="none" fo:border-bottom="0.088cm solid #000000"/>
      <style:text-properties fo:text-transform="uppercase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25cm" fo:hyphenation-ladder-count="no-limit" fo:text-indent="0cm" style:auto-text-indent="false" style:page-number="auto" fo:padding="0cm" fo:border-left="none" fo:border-right="none" fo:border-top="none" fo:border-bottom="0.018cm solid #000000" style:shadow="none"/>
      <style:text-properties fo:font-variant="small-caps" fo:font-size="16pt" fo:font-style="normal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Footer" style:family="paragraph" style:parent-style-name="Standard" style:class="extra" style:master-page-name="">
      <style:paragraph-properties style:page-number="auto" fo:background-color="transparent" fo:padding="0cm" fo:border-left="none" fo:border-right="none" fo:border-top="0.018cm solid #80808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rial1"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kisebb" style:family="paragraph" style:parent-style-name="Table_20_Contents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5cm" fo:margin-bottom="0.25cm" fo:text-align="start" style:justify-single-word="false" fo:keep-together="always" fo:orphans="0" fo:widows="0" fo:hyphenation-ladder-count="no-limit" fo:text-indent="0cm" style:auto-text-indent="false" style:page-number="auto" fo:padding="0cm" fo:border-left="none" fo:border-right="none" fo:border-top="none" fo:border-bottom="0.002cm solid #808080"/>
      <style:text-properties fo:font-size="11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Kód" style:family="paragraph" style:parent-style-name="Text_20_body" style:master-page-name="">
      <style:paragraph-properties fo:text-align="start" style:justify-single-word="false" fo:hyphenation-ladder-count="no-limit" style:page-number="auto" fo:background-color="#e6e6e6" fo:padding="0.101cm" fo:border-left="0.141cm solid #808080" fo:border-right="0.002cm solid #808080" fo:border-top="0.002cm solid #808080" fo:border-bottom="0.002cm solid #808080" style:shadow="none">
        <style:background-image/>
      </style:paragraph-properties>
      <style:text-properties style:font-name="Lucida Console" fo:font-size="10pt" fo:hyphenate="false" fo:hyphenation-remain-char-count="2" fo:hyphenation-push-char-count="2"/>
    </style:style>
    <style:style style:name="Tulajdonság" style:family="paragraph" style:parent-style-name="Text_20_body" style:master-page-name="">
      <style:paragraph-properties fo:margin-left="6.001cm" fo:margin-right="0cm" fo:margin-top="0cm" fo:margin-bottom="0.101cm" fo:text-align="start" style:justify-single-word="false" fo:text-indent="-6.001cm" style:auto-text-indent="false" style:page-number="auto">
        <style:tab-stops>
          <style:tab-stop style:position="-2cm"/>
        </style:tab-stops>
      </style:paragraph-properties>
      <style:text-properties fo:font-size="9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25cm" fo:margin-bottom="0.25cm" fo:text-align="start" style:justify-single-word="false" fo:keep-together="always" fo:orphans="0" fo:widows="0" fo:hyphenation-ladder-count="no-limit" fo:text-indent="0cm" style:auto-text-indent="false" style:page-number="auto"/>
      <style:text-properties style:font-name="Georgia1" fo:font-size="11pt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25cm" fo:text-align="start" style:justify-single-word="false" fo:hyphenation-ladder-count="no-limit" fo:text-indent="0cm" style:auto-text-indent="false" style:page-number="auto" fo:padding="0cm" fo:border-left="none" fo:border-right="none" fo:border-top="none" fo:border-bottom="0.088cm solid #000000" style:shadow="none" text:number-lines="false" text:line-number="0">
        <style:tab-stops/>
      </style:paragraph-properties>
      <style:text-properties fo:text-transform="uppercase" fo:font-size="20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margin-top="0cm" fo:margin-bottom="0.101cm" fo:text-align="start" style:justify-single-word="false" fo:hyphenation-ladder-count="no-limit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ize="8pt" fo:hyphenate="false" fo:hyphenation-remain-char-count="2" fo:hyphenation-push-char-count="2"/>
    </style:style>
    <style:style style:name="Kisebb" style:family="text">
      <style:text-properties style:font-name="Georgia" fo:font-size="8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2300dc" fo:language="zxx" fo:country="none" style:text-underline-style="none" fo:background-color="transparent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kép1" text:anchor-type="as-char" svg:width="6.003cm" svg:height="0.998cm" draw:z-index="2"><draw:image xlink:href="Pictures/10000000000002C500000076AECAB4E0.jpg" xlink:type="simple" xlink:show="embed" xlink:actuate="onLoad"/></draw:frame></text:p>
      </style:header>
      <style:footer>
        <text:p text:style-name="MP1"><text:file-name text:display="name">rss_feeds</text:file-name> [rev.<text:editing-cycles>66</text:editing-cycles>]<text:tab/><text:tab/><text:page-number text:select-page="current">1</text:page-number>. oldal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01H45M46S</meta:editing-duration>
    <meta:editing-cycles>66</meta:editing-cycles>
    <meta:generator>OpenOffice.org/3.2$Win32 OpenOffice.org_project/320m12$Build-9483</meta:generator>
    <meta:creation-date>2010-03-04T14:44:52.95</meta:creation-date>
    <dc:date>2010-03-25T14:08:12.37</dc:date>
    <meta:print-date>2010-03-04T16:21:26.04</meta:print-date>
    <meta:document-statistic meta:table-count="0" meta:image-count="1" meta:object-count="0" meta:page-count="4" meta:paragraph-count="117" meta:word-count="908" meta:character-count="7507"/>
    <meta:user-defined meta:name="Információ 1"/>
    <meta:user-defined meta:name="Információ 2"/>
    <meta:user-defined meta:name="Információ 3"/>
    <meta:user-defined meta:name="Információ 4"/>
  </office:meta>
</office:document-meta>
</file>